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e1a7c" officeooo:paragraph-rsid="001e1a7c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e1a7c" officeooo:paragraph-rsid="001e1a7c" style:font-weight-asian="bold" style:font-weight-complex="bold"/>
    </style:style>
    <style:style style:name="P4" style:family="paragraph" style:parent-style-name="Table_20_Contents">
      <style:text-properties officeooo:rsid="001f4325" officeooo:paragraph-rsid="001f4325"/>
    </style:style>
    <style:style style:name="P5" style:family="paragraph" style:parent-style-name="Table_20_Contents">
      <style:text-properties officeooo:rsid="00200a8c" officeooo:paragraph-rsid="00200a8c"/>
    </style:style>
    <style:style style:name="P6" style:family="paragraph" style:parent-style-name="Table_20_Contents">
      <style:text-properties officeooo:rsid="0020bfae" officeooo:paragraph-rsid="0020bfae"/>
    </style:style>
    <style:style style:name="P7" style:family="paragraph" style:parent-style-name="Table_20_Contents">
      <style:text-properties officeooo:rsid="00227051" officeooo:paragraph-rsid="00227051"/>
    </style:style>
    <style:style style:name="P8" style:family="paragraph" style:parent-style-name="Table_20_Contents">
      <style:text-properties officeooo:rsid="002560a3" officeooo:paragraph-rsid="002560a3"/>
    </style:style>
    <style:style style:name="P9" style:family="paragraph" style:parent-style-name="Table_20_Contents">
      <style:text-properties officeooo:rsid="00269899" officeooo:paragraph-rsid="00269899"/>
    </style:style>
    <style:style style:name="P10" style:family="paragraph" style:parent-style-name="Table_20_Contents">
      <style:text-properties officeooo:rsid="0026b4d8" officeooo:paragraph-rsid="0026b4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a7c" style:font-weight-asian="bold" style:font-weight-complex="bold"/>
    </style:style>
    <style:style style:name="T3" style:family="text">
      <style:text-properties officeooo:rsid="00200a8c"/>
    </style:style>
    <style:style style:name="T4" style:family="text">
      <style:text-properties officeooo:rsid="0020bfae"/>
    </style:style>
    <style:style style:name="T5" style:family="text">
      <style:text-properties officeooo:rsid="00227051"/>
    </style:style>
    <style:style style:name="T6" style:family="text">
      <style:text-properties officeooo:rsid="002560a3"/>
    </style:style>
    <style:style style:name="T7" style:family="text">
      <style:text-properties officeooo:rsid="002698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94468379253856">
          <table:table-cell table:style-name="Table1.A1" office:value-type="string">
            <text:p text:style-name="Table_20_Contents"><text:s text:c="3"/><text:span text:style-name="T1"><text:s/></text:span><text:span text:style-name="T2">S.NO</text:span></text:p>
          </table:table-cell>
          <table:table-cell table:style-name="Table1.A1" office:value-type="string">
            <text:p text:style-name="P1"><text:s/><text:span text:style-name="T1"><text:s text:c="3"/></text:span><text:span text:style-name="T2">DATE</text:span></text:p>
          </table:table-cell>
          <table:table-cell table:style-name="Table1.A1" office:value-type="string">
            <text:p text:style-name="P3">TOPIC</text:p>
          </table:table-cell>
          <table:table-cell table:style-name="Table1.A1" office:value-type="string">
            <text:p text:style-name="P3">ISSUES</text:p>
          </table:table-cell>
          <table:table-cell table:style-name="Table1.A1" office:value-type="string">
            <text:p text:style-name="P3">SOLUTION</text:p>
          </table:table-cell>
          <table:table-cell table:style-name="Table1.F1" office:value-type="string">
            <text:p text:style-name="P3">STATUS</text:p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The first task we thought of while doing this project was to read the paper.</text:p>
          </table:table-cell>
          <table:table-cell table:style-name="Table1.A2" office:value-type="string">
            <text:p text:style-name="P2">There were not many issues while understanding the first half of the paper, but the second half was very tricky</text:p>
          </table:table-cell>
          <table:table-cell table:style-name="Table1.A2" office:value-type="string">
            <text:p text:style-name="P2">We just decided to understand the first half and start implementing it, in code.</text:p>
          </table:table-cell>
          <table:table-cell table:style-name="Table1.F2" office:value-type="string">
            <text:p text:style-name="P2">Completed.</text:p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Now we implemented the incremental <text:s/>K-means algorithm given in the paper.</text:p>
          </table:table-cell>
          <table:table-cell table:style-name="Table1.A2" office:value-type="string">
            <text:p text:style-name="P4">It wasnt much difficult as the algorithm was given pretty straight-forward in the paper itself.</text:p>
          </table:table-cell>
          <table:table-cell table:style-name="Table1.A2" office:value-type="string">
            <text:p text:style-name="P5">We implemented the algorithm given in the paper and tested the algorithm against sklearn.</text:p>
          </table:table-cell>
          <table:table-cell table:style-name="Table1.F2" office:value-type="string">
            <text:p text:style-name="Table_20_Contents"><text:s/><text:span text:style-name="T3">Completed.</text:span></text:p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e next part we implemented was incremental agglomerative clustering.</text:p>
          </table:table-cell>
          <table:table-cell table:style-name="Table1.A2" office:value-type="string">
            <text:p text:style-name="P6">This part seemed a bit tricky to us as the algorithm given in the paper wasn’t directly implementable.</text:p>
          </table:table-cell>
          <table:table-cell table:style-name="Table1.A2" office:value-type="string">
            <text:p text:style-name="P6">We studied about agglomerative clustering, then took some time to figure out how the new datapoints would be clustered.</text:p>
          </table:table-cell>
          <table:table-cell table:style-name="Table1.F2" office:value-type="string">
            <text:p text:style-name="Table_20_Contents"><text:s/><text:span text:style-name="T4">Completed.</text:span></text:p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This was the time when we thought of starting up with the blog part of the project.</text:p>
          </table:table-cell>
          <table:table-cell table:style-name="Table1.A2" office:value-type="string">
            <text:p text:style-name="P6">We were directly importing the HTML file from the notion doc, so it wasnt looking that good, the TA also suggested us to find new ways of creating the blog.</text:p>
          </table:table-cell>
          <table:table-cell table:style-name="Table1.A2" office:value-type="string">
            <text:p text:style-name="P6">We then decided to <text:span text:style-name="T5">shift the blog onto a react application, took us some time but we eventually got a lot better looking blog.</text:span></text:p>
          </table:table-cell>
          <table:table-cell table:style-name="Table1.F2" office:value-type="string">
            <text:p text:style-name="P7">Completed.</text:p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We implemented the third algorithm given in the paper, which <text:span text:style-name="T6">was about incremental nearest neighbours.</text:span></text:p>
          </table:table-cell>
          <table:table-cell table:style-name="Table1.A2" office:value-type="string">
            <text:p text:style-name="P8">The algorithm in the paper wasnt so clear initially, it took us time to figure out what exactly the algorithm did.</text:p>
          </table:table-cell>
          <table:table-cell table:style-name="Table1.A2" office:value-type="string">
            <text:p text:style-name="P8">We used knowledge from various online resources of other universities, and compared our algo with DBSCAN</text:p>
          </table:table-cell>
          <table:table-cell table:style-name="Table1.F2" office:value-type="string">
            <text:p text:style-name="P8">Completed.</text:p>
          </table:table-cell>
        </table:table-row>
        <text:soft-page-break/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Now we get to the second part of the research paper, where we had to understand some Lemma’s and a few proofs.<text:line-break/>These were from the part 3.1-3.6</text:p>
          </table:table-cell>
          <table:table-cell table:style-name="Table1.A2" office:value-type="string">
            <text:p text:style-name="P8">The part 3.6 was very difficult to understand, mainly due to the language <text:span text:style-name="T7">used by the author</text:span></text:p>
          </table:table-cell>
          <table:table-cell table:style-name="Table1.A2" office:value-type="string">
            <text:p text:style-name="P9">We looked out for similar resources from varius universities and finally got a grip on what all was going on.</text:p>
          </table:table-cell>
          <table:table-cell table:style-name="Table1.F2" office:value-type="string">
            <text:p text:style-name="P9">Completed.</text:p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We now covered the remaining theorms in the paper, these were very straight forward and not much difficult.</text:p>
          </table:table-cell>
          <table:table-cell table:style-name="Table1.A2" office:value-type="string">
            <text:p text:style-name="P9">This part had no issuses as such.</text:p>
          </table:table-cell>
          <table:table-cell table:style-name="Table1.A2" office:value-type="string">
            <text:p text:style-name="P9">We searched for the theorms online as well, so we took a bit more understanding of what was happening.</text:p>
          </table:table-cell>
          <table:table-cell table:style-name="Table1.F2" office:value-type="string">
            <text:p text:style-name="P9">Completed.</text:p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We implemented the algorithm 5.2 and 5.9 <text:s/>given in the paper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9446837925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7T16:45:28.969155280</meta:creation-date>
    <dc:date>2023-11-28T02:58:32.015810641</dc:date>
    <meta:editing-duration>PT5H1M</meta:editing-duration>
    <meta:editing-cycles>1</meta:editing-cycles>
    <meta:document-statistic meta:table-count="1" meta:image-count="0" meta:object-count="0" meta:page-count="2" meta:paragraph-count="35" meta:word-count="391" meta:character-count="2260" meta:non-whitespace-character-count="1892"/>
    <meta:generator>LibreOffice/6.4.7.2$Linux_X86_64 LibreOffice_project/40$Build-2</meta:generator>
  </office:meta>
</office:document-meta>
</file>